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Tableau4" style:family="table">
      <style:table-properties style:width="27.711cm" fo:margin-left="0cm" table:align="left" fo:background-color="transparent">
        <style:background-image/>
      </style:table-properties>
    </style:style>
    <style:style style:name="Tableau4.A" style:family="table-column">
      <style:table-column-properties style:column-width="4.614cm"/>
    </style:style>
    <style:style style:name="Tableau4.B" style:family="table-column">
      <style:table-column-properties style:column-width="4.616cm"/>
    </style:style>
    <style:style style:name="Tableau4.C" style:family="table-column">
      <style:table-column-properties style:column-width="5.78cm"/>
    </style:style>
    <style:style style:name="Tableau4.D" style:family="table-column">
      <style:table-column-properties style:column-width="3.974cm"/>
    </style:style>
    <style:style style:name="Tableau4.E" style:family="table-column">
      <style:table-column-properties style:column-width="4.096cm"/>
    </style:style>
    <style:style style:name="Tableau4.F" style:family="table-column">
      <style:table-column-properties style:column-width="4.63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Header">
      <style:text-properties fo:font-size="5pt" officeooo:rsid="0006e509" officeooo:paragraph-rsid="0006e509" style:font-size-asian="4.34999990463257pt" style:font-size-complex="5pt"/>
    </style:style>
    <style:style style:name="P3" style:family="paragraph" style:parent-style-name="Footer">
      <style:paragraph-properties>
        <style:tab-stops>
          <style:tab-stop style:position="27.614cm" style:type="right"/>
        </style:tab-stops>
      </style:paragraph-properties>
      <style:text-properties style:font-name="Arial" fo:font-size="9pt" officeooo:rsid="0006e509" officeooo:paragraph-rsid="0006e50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officeooo:paragraph-rsid="000d8963" style:font-size-asian="9pt" style:font-size-complex="9pt"/>
    </style:style>
    <style:style style:name="P5" style:family="paragraph" style:parent-style-name="Table_20_Contents">
      <style:text-properties style:font-name="Arial" fo:font-weight="bold" officeooo:rsid="0006e509" officeooo:paragraph-rsid="0006e509" style:font-weight-asian="bold" style:font-weight-complex="bold"/>
    </style:style>
    <style:style style:name="P6" style:family="paragraph" style:parent-style-name="Table_20_Contents">
      <style:text-properties style:font-name="Arial" officeooo:rsid="0006e509" officeooo:paragraph-rsid="0006e509"/>
    </style:style>
    <style:style style:name="P7" style:family="paragraph" style:parent-style-name="Table_20_Contents">
      <style:paragraph-properties>
        <style:tab-stops/>
      </style:paragraph-properties>
      <style:text-properties style:font-name="Arial" officeooo:rsid="0006e509" officeooo:paragraph-rsid="0006e509"/>
    </style:style>
    <style:style style:name="P8" style:family="paragraph" style:parent-style-name="Table_20_Contents">
      <style:text-properties style:font-name="Arial" officeooo:rsid="0006e509" officeooo:paragraph-rsid="000cd57e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10pt" officeooo:rsid="0006e509" officeooo:paragraph-rsid="0006e50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08912e" officeooo:paragraph-rsid="0008912e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officeooo:paragraph-rsid="0008912e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paragraph-rsid="000e1275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paragraph-rsid="001287b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1c0b44" officeooo:paragraph-rsid="001c0b44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08912e" officeooo:paragraph-rsid="0008912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08912e" officeooo:paragraph-rsid="0008912e" style:font-size-asian="10pt" style:font-style-asian="normal" style:font-size-complex="10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officeooo:rsid="0008912e" officeooo:paragraph-rsid="0019175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officeooo:rsid="0008912e" officeooo:paragraph-rsid="000a00ad" style:font-size-asian="5.25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c9211e" loext:opacity="100%" style:font-name="Arial" fo:font-size="11pt" fo:font-weight="bold" officeooo:rsid="0006e509" officeooo:paragraph-rsid="000cd57e" style:font-name-asian="Times New Roman" style:font-size-asian="11pt" style:font-weight-asian="bold" style:font-name-complex="Arial" style:font-size-complex="11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0pt" fo:font-weight="bold" officeooo:rsid="0006e509" officeooo:paragraph-rsid="000cd5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0pt" fo:font-weight="bold" officeooo:rsid="0006e509" officeooo:paragraph-rsid="000dd89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3" style:family="paragraph" style:parent-style-name="Table_20_Contents">
      <style:text-properties style:use-window-font-color="true" loext:opacity="0%" style:font-name="Arial" fo:font-size="10pt" officeooo:rsid="0006e509" officeooo:paragraph-rsid="0006e509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9pt" officeooo:rsid="0008912e" officeooo:paragraph-rsid="0008912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9pt" officeooo:rsid="0008912e" officeooo:paragraph-rsid="000e1275" style:font-size-asian="9pt" style:font-size-complex="9pt"/>
    </style:style>
    <style:style style:name="P2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8912e" officeooo:paragraph-rsid="000e1275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style:text-properties officeooo:paragraph-rsid="0015df91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8912e" officeooo:paragraph-rsid="000e1275" style:font-size-asian="10pt" style:font-style-asian="normal" style:font-weight-asian="normal" style:font-size-complex="10pt" style:text-emphasize="none"/>
    </style:style>
    <style:style style:name="T1" style:family="text">
      <style:text-properties officeooo:rsid="0008912e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officeooo:rsid="002a7fde" style:font-weight-asian="bold" style:font-weight-complex="bold"/>
    </style:style>
    <style:style style:name="T4" style:family="text">
      <style:text-properties style:use-window-font-color="true" loext:opacity="0%" fo:font-size="10pt" style:font-size-asian="10pt" style:font-size-complex="10pt" style:font-weight-complex="bold"/>
    </style:style>
    <style:style style:name="T5" style:family="text">
      <style:text-properties style:use-window-font-color="true" loext:opacity="0%" fo:font-size="12pt" style:font-size-asian="12pt" style:font-size-complex="12pt"/>
    </style:style>
    <style:style style:name="T6" style:family="text">
      <style:text-properties style:use-window-font-color="true" loext:opacity="0%" fo:font-size="12pt" fo:font-weight="bold" style:font-size-asian="12pt" style:font-weight-asian="bold" style:font-name-complex="Arial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9211e" loext:opacity="100%" fo:font-weight="bold" officeooo:rsid="000cd57e" style:font-weight-asian="bold" style:font-weight-complex="bold"/>
    </style:style>
    <style:style style:name="T9" style:family="text">
      <style:text-properties fo:color="#000000" loext:opacity="100%" style:font-name="Arial1"/>
    </style:style>
    <style:style style:name="T10" style:family="text">
      <style:text-properties fo:color="#000000" loext:opacity="100%" style:font-name="Arial1" officeooo:rsid="0008912e"/>
    </style:style>
    <style:style style:name="T11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202124" loext:opacity="100%" fo:font-size="10pt" fo:letter-spacing="normal" style:font-size-asian="10pt" style:font-size-complex="10pt"/>
    </style:style>
    <style:style style:name="T13" style:family="text">
      <style:text-properties fo:font-variant="normal" fo:text-transform="none" fo:color="#202124" loext:opacity="100%" fo:font-size="10pt" fo:letter-spacing="normal" fo:font-weight="bold" officeooo:rsid="000d8963" style:font-size-asian="10pt" style:font-weight-asian="bold" style:font-size-complex="10pt" style:font-weight-complex="bold"/>
    </style:style>
    <style:style style:name="T14" style:family="text">
      <style:text-properties fo:font-weight="bold" officeooo:rsid="000d8963" style:font-weight-asian="bold" style:font-weight-complex="bold"/>
    </style:style>
    <style:style style:name="T15" style:family="text">
      <style:text-properties fo:font-weight="bold" officeooo:rsid="001a279c" style:font-weight-asian="bold" style:font-weight-complex="bold"/>
    </style:style>
    <style:style style:name="T16" style:family="text">
      <style:text-properties officeooo:rsid="001a279c"/>
    </style:style>
    <style:style style:name="T17" style:family="text">
      <style:text-properties officeooo:rsid="001d3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18">[blk_pptr.nom;block=table:table-row]</text:p>
            <text:p text:style-name="P19"/>
            <text:p text:style-name="P4"><text:span text:style-name="T13">□</text:span><text:span text:style-name="T14"> présent <text:s text:c="8"/></text:span><text:span text:style-name="T12">□</text:span> <text:span text:style-name="T14">absent</text:span></text:p>
          </table:table-cell>
          <table:table-cell table:style-name="Tableau4.A1" office:value-type="string">
            <text:p text:style-name="P14"><text:span text:style-name="T15">[blk_pptr.section]</text:span><text:span text:style-name="T16"> </text:span>n°<text:span text:style-name="T15">[blk_pptr.parcelle]</text:span><text:line-break/>□ propriétaire □ indivis<text:line-break/>□ nu-prop. □ usufruitier<text:line-break/>□ ….<text:line-break/>Régime matrimonial :</text:p>
          </table:table-cell>
          <table:table-cell table:style-name="Tableau4.A1" office:value-type="string">
            <text:p text:style-name="P24">acte de ……………………….…</text:p>
            <text:p text:style-name="P24">le …../……/………..</text:p>
            <text:p text:style-name="P24">par ……………………………..</text:p>
            <text:p text:style-name="P24">à …………………………., </text:p>
            <text:p text:style-name="P24">Me ……………………….</text:p>
            <text:p text:style-name="P24">notaire à ……</text:p>
            <text:p text:style-name="P25">Hypo de …………le ..../..../…..... </text:p>
            <text:p text:style-name="P25">Vol ………. N°…..</text:p>
          </table:table-cell>
          <table:table-cell table:style-name="Tableau4.A1" office:value-type="string">
            <text:p text:style-name="P15">[blk_pptr.dom_adr]</text:p>
            <text:p text:style-name="P15">[blk_pptr.dom_cpville]</text:p>
            <text:p text:style-name="P13">T:</text:p>
            <text:p text:style-name="P13">@:</text:p>
          </table:table-cell>
          <table:table-cell table:style-name="Tableau4.A1" office:value-type="string">
            <text:p text:style-name="P28">le <text:span text:style-name="T17">[blk_pptr.naiss_le]</text:span></text:p>
            <text:p text:style-name="P28">à <text:span text:style-name="T17">[blk_pptr.naiss_a]</text:span></text:p>
            <text:p text:style-name="P26">□</text:p>
          </table:table-cell>
          <table:table-cell table:style-name="Tableau4.F1" office:value-type="string">
            <text:p text:style-name="P11"/>
          </table:table-cell>
        </table:table-row>
      </table:table>
      <text:p text:style-name="P27"><text:span text:style-name="Source_20_Text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3.85cm" style:rel-column-width="32767*"/>
    </style:style>
    <style:style style:name="Tableau1.B" style:family="table-column">
      <style:table-column-properties style:column-width="13.8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B" style:family="table-column">
      <style:table-column-properties style:column-width="4.616cm" style:rel-column-width="10922*"/>
    </style:style>
    <style:style style:name="Tableau2.E" style:family="table-column">
      <style:table-column-properties style:column-width="4.618cm" style:rel-column-width="1092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7.711cm" fo:margin-left="0cm" table:align="left" fo:background-color="transparent">
        <style:background-image/>
      </style:table-properties>
    </style:style>
    <style:style style:name="Tableau3.A" style:family="table-column">
      <style:table-column-properties style:column-width="4.614cm"/>
    </style:style>
    <style:style style:name="Tableau3.B" style:family="table-column">
      <style:table-column-properties style:column-width="4.616cm"/>
    </style:style>
    <style:style style:name="Tableau3.C" style:family="table-column">
      <style:table-column-properties style:column-width="5.78cm"/>
    </style:style>
    <style:style style:name="Tableau3.D" style:family="table-column">
      <style:table-column-properties style:column-width="3.974cm"/>
    </style:style>
    <style:style style:name="Tableau3.E" style:family="table-column">
      <style:table-column-properties style:column-width="4.096cm"/>
    </style:style>
    <style:style style:name="Tableau3.F" style:family="table-column">
      <style:table-column-properties style:column-width="4.63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MP1" style:family="paragraph" style:parent-style-name="Text_20_body">
      <style:text-properties fo:font-size="2pt" style:font-size-asian="1.75pt" style:font-size-complex="2pt"/>
    </style:style>
    <style:style style:name="MP2" style:family="paragraph" style:parent-style-name="Header">
      <style:text-properties fo:font-size="5pt" officeooo:rsid="0006e509" officeooo:paragraph-rsid="0006e509" style:font-size-asian="4.34999990463257pt" style:font-size-complex="5pt"/>
    </style:style>
    <style:style style:name="MP3" style:family="paragraph" style:parent-style-name="Footer">
      <style:paragraph-properties>
        <style:tab-stops>
          <style:tab-stop style:position="27.614cm" style:type="right"/>
        </style:tab-stops>
      </style:paragraph-properties>
      <style:text-properties style:font-name="Arial" fo:font-size="9pt" officeooo:rsid="0006e509" officeooo:paragraph-rsid="0006e509" style:font-size-asian="9pt" style:font-size-complex="9pt"/>
    </style:style>
    <style:style style:name="MP4" style:family="paragraph" style:parent-style-name="Table_20_Contents">
      <style:text-properties style:font-name="Arial" fo:font-weight="bold" officeooo:rsid="0006e509" officeooo:paragraph-rsid="0006e509" style:font-weight-asian="bold" style:font-weight-complex="bold"/>
    </style:style>
    <style:style style:name="MP5" style:family="paragraph" style:parent-style-name="Table_20_Contents">
      <style:text-properties style:font-name="Arial" officeooo:rsid="0006e509" officeooo:paragraph-rsid="0006e509"/>
    </style:style>
    <style:style style:name="MP6" style:family="paragraph" style:parent-style-name="Table_20_Contents">
      <style:paragraph-properties>
        <style:tab-stops/>
      </style:paragraph-properties>
      <style:text-properties style:font-name="Arial" officeooo:rsid="0006e509" officeooo:paragraph-rsid="0006e509"/>
    </style:style>
    <style:style style:name="MP7" style:family="paragraph" style:parent-style-name="Table_20_Contents">
      <style:text-properties style:font-name="Arial" officeooo:rsid="0006e509" officeooo:paragraph-rsid="000cd57e"/>
    </style:style>
    <style:style style:name="MP8" style:family="paragraph" style:parent-style-name="Table_20_Contents">
      <style:text-properties style:font-name="Arial"/>
    </style:style>
    <style:style style:name="MP9" style:family="paragraph" style:parent-style-name="Table_20_Contents">
      <style:text-properties style:font-name="Arial" fo:font-size="10pt" officeooo:rsid="0006e509" officeooo:paragraph-rsid="0006e509" style:font-size-asian="10pt" style:font-size-complex="10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color="#c9211e" loext:opacity="100%" style:font-name="Arial" fo:font-size="11pt" fo:font-weight="bold" officeooo:rsid="0006e509" officeooo:paragraph-rsid="000cd57e" style:font-name-asian="Times New Roman" style:font-size-asian="11pt" style:font-weight-asian="bold" style:font-name-complex="Arial" style:font-size-complex="11pt" style:language-complex="ar" style:country-complex="SA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0pt" fo:font-weight="bold" officeooo:rsid="0006e509" officeooo:paragraph-rsid="000cd57e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MP12" style:family="paragraph" style:parent-style-name="Table_20_Contents">
      <style:text-properties style:use-window-font-color="true" loext:opacity="0%" style:font-name="Arial" fo:font-size="10pt" officeooo:rsid="0006e509" officeooo:paragraph-rsid="0006e509" style:font-size-asian="10pt" style:font-size-complex="10pt"/>
    </style:style>
    <style:style style:name="MP13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0pt" fo:font-weight="bold" officeooo:rsid="0006e509" officeooo:paragraph-rsid="000dd89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Arial" fo:font-size="10pt" fo:font-weight="bold" officeooo:rsid="0008912e" officeooo:paragraph-rsid="0008912e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Arial" fo:font-size="10pt" officeooo:rsid="0008912e" officeooo:paragraph-rsid="0008912e" style:font-size-asian="10pt" style:font-size-complex="10pt"/>
    </style:style>
    <style:style style:name="MP16" style:family="paragraph" style:parent-style-name="Standard">
      <style:paragraph-properties fo:text-align="center" style:justify-single-word="false"/>
      <style:text-properties style:font-name="Arial" fo:font-size="10pt" officeooo:paragraph-rsid="0008912e" style:font-size-asian="10pt" style:font-size-complex="10pt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08912e" officeooo:paragraph-rsid="0008912e" style:font-size-asian="10pt" style:font-style-asian="normal" style:font-size-complex="10pt" style:font-style-complex="normal"/>
    </style:style>
    <style:style style:name="MT1" style:family="text">
      <style:text-properties officeooo:rsid="0008912e"/>
    </style:style>
    <style:style style:name="MT2" style:family="text">
      <style:text-properties style:use-window-font-color="true" loext:opacity="0%"/>
    </style:style>
    <style:style style:name="MT3" style:family="text">
      <style:text-properties style:use-window-font-color="true" loext:opacity="0%" fo:font-weight="bold" officeooo:rsid="002a7fde" style:font-weight-asian="bold" style:font-weight-complex="bold"/>
    </style:style>
    <style:style style:name="MT4" style:family="text">
      <style:text-properties style:use-window-font-color="true" loext:opacity="0%" fo:font-size="10pt" style:font-size-asian="10pt" style:font-size-complex="10pt" style:font-weight-complex="bold"/>
    </style:style>
    <style:style style:name="MT5" style:family="text">
      <style:text-properties style:use-window-font-color="true" loext:opacity="0%" fo:font-size="12pt" style:font-size-asian="12pt" style:font-size-complex="12pt"/>
    </style:style>
    <style:style style:name="MT6" style:family="text">
      <style:text-properties style:use-window-font-color="true" loext:opacity="0%" fo:font-size="12pt" fo:font-weight="bold" style:font-size-asian="12pt" style:font-weight-asian="bold" style:font-name-complex="Arial" style:font-size-complex="12pt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color="#c9211e" loext:opacity="100%" fo:font-weight="bold" officeooo:rsid="000cd57e" style:font-weight-asian="bold" style:font-weight-complex="bold"/>
    </style:style>
    <style:style style:name="MT9" style:family="text">
      <style:text-properties fo:color="#000000" loext:opacity="100%" style:font-name="Arial1"/>
    </style:style>
    <style:style style:name="MT10" style:family="text">
      <style:text-properties fo:color="#000000" loext:opacity="100%" style:font-name="Arial1" officeooo:rsid="0008912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112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2793184468432">
            <table:table-cell table:style-name="Tableau1.A1" office:value-type="string">
              <text:p text:style-name="MP4">FEUILLE DE PRESENCE</text:p>
            </table:table-cell>
            <table:table-cell table:style-name="Tableau1.B1" office:value-type="string">
              <text:p text:style-name="MP5">Plans / doc. Présentés :</text:p>
              <text:p text:style-name="MP6">-</text:p>
              <text:p text:style-name="MP5">-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 table:number-columns-repeated="3"/>
          <table:table-column table:style-name="Tableau2.E"/>
          <table:table-row table:style-name="TableLine2793184457552">
            <table:table-cell table:style-name="Tableau2.A1" office:value-type="string">
              <text:p text:style-name="MP7">N° Dossier : <text:span text:style-name="MT2"><text:s/></text:span><text:span text:style-name="MT3"><text:conditional-text text:condition="ooow:" text:string-value-if-true="doss_num" text:string-value-if-false="" text:current-value="true"/></text:span><text:span text:style-name="MT3"><text:conditional-text text:condition="ooow:false" text:string-value-if-true="[onshow.doss_num;ope=docfield]" text:string-value-if-false="doss_num" text:current-value="true">doss_num</text:conditional-text></text:span></text:p>
            </table:table-cell>
            <table:table-cell table:style-name="Tableau2.A1" table:number-rows-spanned="2" office:value-type="string">
              <text:p text:style-name="MP8"/>
              <text:p text:style-name="MP8"/>
            </table:table-cell>
            <table:table-cell table:style-name="Tableau2.A1" table:number-rows-spanned="2" office:value-type="string">
              <text:p text:style-name="MP9">Commune :</text:p>
              <text:p text:style-name="MP10"><text:span text:style-name="Police_20_par_20_défaut"><text:span text:style-name="MT4"><text:conditional-text text:condition="ooow:false" text:string-value-if-true="[onshow.doss_comm;ope=docfield]" text:string-value-if-false="DOSS_COMM" text:current-value="true">DOSS_COMM</text:conditional-text></text:span></text:span></text:p>
            </table:table-cell>
            <table:table-cell table:style-name="Tableau2.A1" table:number-rows-spanned="2" office:value-type="string">
              <text:p text:style-name="MP9">Lieu-dit / adresse</text:p>
              <text:p text:style-name="MP11"><text:conditional-text text:condition="ooow:false" text:string-value-if-true="[onshow.doss_lieu;ope=docfield]" text:string-value-if-false="Doss_Lieu" text:current-value="true">Doss_Lieu</text:conditional-text></text:p>
            </table:table-cell>
            <table:table-cell table:style-name="Tableau2.E1" table:number-rows-spanned="2" office:value-type="string">
              <text:p text:style-name="MP12">Parcelles :</text:p>
              <text:p text:style-name="MP13"><text:conditional-text text:condition="ooow:false" text:string-value-if-true="[onshow.doss_sect;ope=docfield]" text:string-value-if-false="DOSS_SECT" text:current-value="true">DOSS_SECT</text:conditional-text><text:s/><text:conditional-text text:condition="ooow:false" text:string-value-if-true="[onshow.doss_parc;ope=docfield]" text:string-value-if-false="doss_parc" text:current-value="true">doss_parc</text:conditional-text></text:p>
            </table:table-cell>
          </table:table-row>
          <table:table-row table:style-name="TableLine2793184457008">
            <table:table-cell table:style-name="Tableau2.A2" office:value-type="string">
              <text:p text:style-name="MP7">RDV terrain le <text:s/><text:span text:style-name="MT2"><text:s/></text:span><text:span text:style-name="MT5"><text:s text:c="2"/></text:span><text:span text:style-name="MT6"><text:conditional-text text:condition="ooow:false" text:string-value-if-true="[onshow.doss_date;ope=docfield]" text:string-value-if-false="Doss_Date" text:current-value="true">Doss_Date</text:conditional-text></text:span><text:span text:style-name="MT5"><text:s/></text:span><text:span text:style-name="MT7"><text:s text:c="2"/></text:span><text:s/>à <text:span text:style-name="MT8">9h00</text:span></text:p>
            </table:table-cell>
            <table:covered-table-cell table:style-name="Tableau2.A1"/>
            <table:covered-table-cell table:style-name="Tableau2.A1"/>
            <table:covered-table-cell table:style-name="Tableau2.A1"/>
            <table:covered-table-cell table:style-name="Tableau2.E1"/>
          </table:table-row>
        </table:table>
        <text:p text:style-name="MP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column table:style-name="Tableau3.E"/>
          <table:table-column table:style-name="Tableau3.F"/>
          <table:table-row table:style-name="Tableau3.1">
            <table:table-cell table:style-name="Tableau3.A1" office:value-type="string">
              <text:p text:style-name="MP14">Nom Prénom </text:p>
              <text:p text:style-name="MP14">ou Société</text:p>
            </table:table-cell>
            <table:table-cell table:style-name="Tableau3.A1" office:value-type="string">
              <text:p text:style-name="MP15">Parcelles,</text:p>
              <text:p text:style-name="MP15">qualité</text:p>
            </table:table-cell>
            <table:table-cell table:style-name="Tableau3.A1" office:value-type="string">
              <text:p text:style-name="MP16"><text:span text:style-name="MT9">Date / Titre de propriété / Nom du Notaire / <text:s/>Date public. </text:span><text:span text:style-name="MT10">SPF / N°volume</text:span></text:p>
            </table:table-cell>
            <table:table-cell table:style-name="Tableau3.A1" office:value-type="string">
              <text:p text:style-name="MP17">Adresse</text:p>
              <text:p text:style-name="MP17">tél (06) + mail</text:p>
            </table:table-cell>
            <table:table-cell table:style-name="Tableau3.A1" office:value-type="string">
              <text:p text:style-name="MP15">Date et</text:p>
              <text:p text:style-name="MP15">lieu de naissance</text:p>
            </table:table-cell>
            <table:table-cell table:style-name="Tableau3.F1" office:value-type="string">
              <text:p text:style-name="MP15">Signature</text:p>
            </table:table-cell>
          </table:table-row>
        </table:table>
        <text:p text:style-name="MP2"/>
      </style:header>
      <style:footer>
        <text:p text:style-name="MP3"><text:file-name text:display="full">D:\Docs-Developpement-Web\pv\template\feuille-présence.odt</text:file-name><text:tab/><text:span text:style-name="MT1">p</text:span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13:08:28.282000000</meta:creation-date>
    <dc:title>Feuille presence</dc:title>
    <meta:generator>LibreOffice/7.2.2.2$Windows_X86_64 LibreOffice_project/02b2acce88a210515b4a5bb2e46cbfb63fe97d56</meta:generator>
    <meta:editing-duration>PT1H16M11S</meta:editing-duration>
    <meta:editing-cycles>21</meta:editing-cycles>
    <dc:date>2022-05-16T20:28:13.914000000</dc:date>
    <meta:document-statistic meta:table-count="4" meta:image-count="0" meta:object-count="0" meta:page-count="1" meta:paragraph-count="41" meta:word-count="115" meta:character-count="809" meta:non-whitespace-character-count="715"/>
    <meta:template xlink:type="simple" xlink:actuate="onRequest" xlink:title="Simple" xlink:href="file:///C:/Program%20Files/LibreOffice/share/template/common/styles/Simple.ott" meta:date="2022-05-12T13:08:27.908000000"/>
  </office:meta>
</office:document-meta>
</file>